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1" table:default-cell-style-name="ce5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обычная чёрная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float" office:value="159" calcext:value-type="float">
            <text:p>159</text:p>
          </table:table-cell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32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2" table:number-columns-repeated="1021" table:default-cell-style-name="ce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2" table:number-columns-repeated="1020" table:default-cell-style-name="ce5"/>
        <table:table-row table:style-name="ro3">
          <table:table-cell table:style-name="ce14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.00.0000</text:date>, <text:time style:data-style-name="N2" text:time-value="16:48:18.46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2-13T16:48:57.254000000</dc:date>
    <meta:editing-duration>P9DT13H22M23S</meta:editing-duration>
    <meta:editing-cycles>3993</meta:editing-cycles>
    <meta:document-statistic meta:table-count="3" meta:cell-count="616" meta:object-count="0"/>
    <meta:user-defined meta:name="qrichtext">1</meta:user-defined>
  </office:meta>
</office:document-meta>
</file>